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158f2a" officeooo:paragraph-rsid="00158f2a"/>
    </style:style>
    <style:style style:name="P5" style:family="paragraph" style:parent-style-name="Text_20_body" style:list-style-name="L2">
      <style:text-properties officeooo:rsid="00279b28" officeooo:paragraph-rsid="00279b28"/>
    </style:style>
    <style:style style:name="P6" style:family="paragraph" style:parent-style-name="Text_20_body" style:list-style-name="L3">
      <style:text-properties officeooo:rsid="0039aa56" officeooo:paragraph-rsid="0039aa56"/>
    </style:style>
    <style:style style:name="T1" style:family="text">
      <style:text-properties officeooo:rsid="0012dcdd"/>
    </style:style>
    <style:style style:name="T2" style:family="text">
      <style:text-properties officeooo:rsid="00172529"/>
    </style:style>
    <style:style style:name="T3" style:family="text">
      <style:text-properties officeooo:rsid="001baed1"/>
    </style:style>
    <style:style style:name="T4" style:family="text">
      <style:text-properties officeooo:rsid="002b54be"/>
    </style:style>
    <style:style style:name="T5" style:family="text">
      <style:text-properties officeooo:rsid="002bce8f"/>
    </style:style>
    <style:style style:name="T6" style:family="text">
      <style:text-properties officeooo:rsid="002f2436"/>
    </style:style>
    <style:style style:name="T7" style:family="text">
      <style:text-properties officeooo:rsid="002f3f0d"/>
    </style:style>
    <style:style style:name="T8" style:family="text">
      <style:text-properties officeooo:rsid="0031f930"/>
    </style:style>
    <style:style style:name="T9" style:family="text">
      <style:text-properties officeooo:rsid="0034c8f3"/>
    </style:style>
    <style:style style:name="T10" style:family="text">
      <style:text-properties officeooo:rsid="0036a113"/>
    </style:style>
    <style:style style:name="T11" style:family="text">
      <style:text-properties officeooo:rsid="003ac834"/>
    </style:style>
    <style:style style:name="T12" style:family="text">
      <style:text-properties officeooo:rsid="003e5f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13-23</text:h>
      <text:h text:style-name="Heading_20_2" text:outline-level="2"><text:bookmark text:name="en-GNT-26229"/>The Escape to Egypt <text:span text:style-name="T1">(13-15)</text:span></text:h>
      <text:list xml:id="list2318669219" text:style-name="L1">
        <text:list-item>
          <text:p text:style-name="P1">After they had left, an angel of the Lord appeared in a dream to Joseph and said, “Herod will be looking for the child in order to kill him. So get up, take the child and his mother and escape to Egypt, and stay there until I tell you to leave.”<text:bookmark text:name="en-GNT-26230"/> Joseph got up, took the child and his mother, and left during the night for Egypt, <text:bookmark text:name="en-GNT-26231"/>where he stayed until Herod died. This was done to make come true what the Lord had said through the prophet, “I called my Son out of Egypt.”</text:p>
        </text:list-item>
        <text:list-item>
          <text:p text:style-name="P4">When the Lord instructs us <text:span text:style-name="T2">just as Josepth was instructed, </text:span>we should do as he says. <text:span text:style-name="T2">I</text:span>t’s for our own good. His instructions come in any form but the one we have readily available is the scripture, we should obey the instructions in the scripture and <text:span text:style-name="T3">also which we might get in other ways so that we</text:span> live well <text:span text:style-name="T3">and are safe</text:span>.</text:p>
        </text:list-item>
      </text:list>
      <text:h text:style-name="Heading_20_2" text:outline-level="2"><text:bookmark text:name="en-GNT-26232"/>The Killing of the Children <text:span text:style-name="T1">(16-18)</text:span></text:h>
      <text:list xml:id="list967110954" text:style-name="L2">
        <text:list-item>
          <text:p text:style-name="P2">When Herod realized that the visitors from the East had tricked him, he was furious. He gave orders to kill all the boys in Bethlehem and its neighborhood who were two years old and younger—this was done in accordance with what he had learned from the visitors about the time when the star had appeared. In this way what the prophet Jeremiah had said came true:<text:bookmark text:name="en-GNT-26234"/> “A sound is heard in Ramah, the sound of bitter weeping. Rachel is crying for her children; she refuses to be comforted, for they are dead.”</text:p>
        </text:list-item>
        <text:list-item>
          <text:p text:style-name="P5">A lot of babies were killed as Herod was in search of Jesus Christ, this was prophesied by prophet Jeremiah. <text:span text:style-name="T4">This is devastating, </text:span><text:span text:style-name="T5">the level of cruelty by Herod. </text:span><text:span text:style-name="T6">The effects of human evil are catastrophic, history is full of such stories </text:span><text:span text:style-name="T8">and their bad results</text:span><text:span text:style-name="T6">. When some people do evil, a lot of people suffer; in our country millions are suffering because of the evil of others. </text:span><text:span text:style-name="T7">The bible is against evil, </text:span><text:span text:style-name="T9">it</text:span><text:span text:style-name="T7"> promotes goodness; the effects of goodness benefit all people </text:span><text:span text:style-name="T10">hence let’s chose goodness </text:span><text:span text:style-name="T12">over evil</text:span><text:span text:style-name="T10">.</text:span></text:p>
        </text:list-item>
      </text:list>
      <text:h text:style-name="Heading_20_2" text:outline-level="2"><text:bookmark text:name="en-GNT-26235"/>The Return from Egypt <text:span text:style-name="T1">(19-23)</text:span></text:h>
      <text:list xml:id="list2754136335" text:style-name="L3">
        <text:list-item>
          <text:p text:style-name="P3">After Herod died, an angel of the Lord appeared in a dream to Joseph in Egypt <text:bookmark text:name="en-GNT-26236"/>and said, “Get up, take the child and his mother, and go back to the land of Israel, because those who tried to kill the child are dead.” <text:bookmark text:name="en-GNT-26237"/>So Joseph got up, took the child and his mother, and went back to Israel.<text:bookmark text:name="en-GNT-26238"/> But when Joseph heard that Archelaus had succeeded his father Herod as king of Judea, he was afraid to go there. He was given more instructions in a dream, so he went to the province of Galilee <text:bookmark text:name="en-GNT-26239"/>and made his home in a town named Nazareth. And so what the prophets had said came true: “He will be called a Nazarene.”</text:p>
        </text:list-item>
        <text:list-item>
          <text:p text:style-name="P6">Joseph was guided all the way and he obeyed, this fulfilled the prophesies. <text:span text:style-name="T11">God guides and leads his people.</text:span></text:p>
        </text:list-item>
      </text:list>
      <text:p text:style-name="Text_20_body"/>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07:45:59.244735175</meta:creation-date>
    <dc:date>2021-10-11T08:17:19.083344249</dc:date>
    <meta:editing-duration>PT31M12S</meta:editing-duration>
    <meta:editing-cycles>20</meta:editing-cycles>
    <meta:generator>LibreOffice/6.4.7.2$Linux_X86_64 LibreOffice_project/40$Build-2</meta:generator>
    <meta:document-statistic meta:table-count="0" meta:image-count="0" meta:object-count="0" meta:page-count="1" meta:paragraph-count="10" meta:word-count="502" meta:character-count="2626" meta:non-whitespace-character-count="2141"/>
  </office:meta>
</office:document-meta>
</file>